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61%" draw:textarea-horizontal-align="justify" draw:textarea-vertical-align="middle" draw:auto-grow-height="false" fo:min-height="3.687cm" fo:min-width="3.437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svg:stroke-color="#333333" draw:marker-end="Arrow" draw:marker-end-width="0.3cm" draw:fill="solid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solid" draw:fill-color="#729fcf" draw:opacity="61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3.937cm" svg:x="3.032cm" svg:y="16.4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37cm" svg:height="3.937cm" svg:x="3.921cm" svg:y="15.22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477cm" svg:y1="20.431cm" svg:x2="7.985cm" svg:y2="19.796cm">
          <text:p/>
        </draw:line>
        <draw:line draw:style-name="gr2" draw:text-style-name="P2" draw:layer="layout" svg:x1="7.604cm" svg:y1="20.305cm" svg:x2="7.35cm" svg:y2="20.685cm">
          <text:p/>
        </draw:line>
        <draw:line draw:style-name="gr3" draw:text-style-name="P2" draw:layer="layout" svg:x1="3.032cm" svg:y1="21.701cm" svg:x2="4.683cm" svg:y2="19.796cm">
          <text:p/>
        </draw:line>
        <draw:frame draw:style-name="gr4" draw:text-style-name="P3" draw:layer="layout" svg:width="0.789cm" svg:height="0.627cm" svg:x="8.339cm" svg:y="20.18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2.336cm" svg:height="0.787cm" svg:x="1.381cm" svg:y="21.8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5" draw:text-style-name="P2" draw:layer="layout" svg:x1="3.032cm" svg:y1="16.494cm" svg:x2="3.921cm" svg:y2="15.224cm">
          <text:p/>
        </draw:line>
        <draw:line draw:style-name="gr5" draw:text-style-name="P2" draw:layer="layout" svg:x1="6.969cm" svg:y1="16.494cm" svg:x2="7.858cm" svg:y2="15.224cm">
          <text:p/>
        </draw:line>
        <draw:line draw:style-name="gr5" draw:text-style-name="P2" draw:layer="layout" svg:x1="6.969cm" svg:y1="20.431cm" svg:x2="7.858cm" svg:y2="19.161cm">
          <text:p/>
        </draw:line>
        <draw:line draw:style-name="gr5" draw:text-style-name="P2" draw:layer="layout" svg:x1="3.032cm" svg:y1="20.431cm" svg:x2="3.921cm" svg:y2="19.161cm">
          <text:p/>
        </draw:line>
        <draw:custom-shape draw:style-name="gr1" draw:text-style-name="P1" draw:layer="layout" svg:width="3.937cm" svg:height="3.937cm" svg:x="3.413cm" svg:y="15.9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37cm" svg:height="3.937cm" svg:x="3.667cm" svg:y="15.60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485cm" svg:height="0.627cm" svg:x="2.039cm" svg:y="18.14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85cm" svg:height="0.627cm" svg:x="4.833cm" svg:y="20.55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2-02-15T19:46:08.021557850</dc:date>
    <meta:editing-duration>PT8M42S</meta:editing-duration>
    <meta:editing-cycles>3</meta:editing-cycles>
    <meta:generator>LibreOffice/6.4.7.2$Linux_X86_64 LibreOffice_project/40$Build-2</meta:generator>
    <meta:document-statistic meta:object-count="15"/>
  </office:meta>
</office:document-meta>
</file>

<file path=Object 1/content.xml><?xml version="1.0" encoding="utf-8"?>
<math xmlns="http://www.w3.org/1998/Math/MathML" display="block">
  <semantics>
    <mstyle color="blue">
      <mi mathvariant="italic">dp</mi>
    </mstyle>
    <annotation encoding="StarMath 5.0">color blue { 
dp }</annotation>
  </semantics>
</math>
</file>

<file path=Object 2/content.xml><?xml version="1.0" encoding="utf-8"?>
<math xmlns="http://www.w3.org/1998/Math/MathML" display="block">
  <semantics>
    <mrow>
      <msub>
        <mi>S</mi>
        <mi mathvariant="italic">carre</mi>
      </msub>
      <mo stretchy="false">=</mo>
      <msup>
        <mi>c</mi>
        <mn>2</mn>
      </msup>
    </mrow>
    <annotation encoding="StarMath 5.0">S_carre = c^2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i>c</mi>
    <annotation encoding="StarMath 5.0">c</annotation>
  </semantics>
</math>
</file>